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.353cm"/>
      <style:text-properties fo:color="#FFFFF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start" fo:margin-left="0.353cm"/>
    </style:style>
    <style:style style:name="ce8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13.3614583333333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ad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Name</text:p>
          </table:table-cell>
          <table:table-cell office:value-type="string" table:style-name="ce8">
            <text:p>Category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GPS Lat.</text:p>
          </table:table-cell>
          <table:table-cell office:value-type="string" table:style-name="ce4">
            <text:p>GPS Lon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B01</text:p>
          </table:table-cell>
          <table:table-cell office:value-type="string" table:style-name="ce9">
            <text:p>bumper</text:p>
          </table:table-cell>
          <table:table-cell office:value-type="string" table:style-name="ce6">
            <text:p>series of ten very thin bumpers spread close each other</text:p>
          </table:table-cell>
          <table:table-cell office:value-type="float" office:value="8.6271989999999992" table:style-name="ce7">
            <text:p>8.627199</text:p>
          </table:table-cell>
          <table:table-cell office:value-type="float" office:value="45.811832000000003" table:style-name="ce7">
            <text:p>45.8118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B02</text:p>
          </table:table-cell>
          <table:table-cell office:value-type="string" table:style-name="ce9">
            <text:p>bumper</text:p>
          </table:table-cell>
          <table:table-cell office:value-type="string" table:style-name="ce6">
            <text:p>bumper before the roundabout between via Lussemburgo and via Germania</text:p>
          </table:table-cell>
          <table:table-cell office:value-type="float" office:value="8.6275689999999994" table:style-name="ce7">
            <text:p>8.627569</text:p>
          </table:table-cell>
          <table:table-cell office:value-type="float" office:value="45.811844999999998" table:style-name="ce7">
            <text:p>45.8118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B03</text:p>
          </table:table-cell>
          <table:table-cell office:value-type="string" table:style-name="ce9">
            <text:p>bumper</text:p>
          </table:table-cell>
          <table:table-cell office:value-type="string" table:style-name="ce6">
            <text:p>bumper after the roundabout between via Lussemburgo and via Germania</text:p>
          </table:table-cell>
          <table:table-cell office:value-type="float" office:value="8.6285830000000008" table:style-name="ce7">
            <text:p>8.628583</text:p>
          </table:table-cell>
          <table:table-cell office:value-type="float" office:value="45.811883000000002" table:style-name="ce7">
            <text:p>45.8118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B04</text:p>
          </table:table-cell>
          <table:table-cell office:value-type="string" table:style-name="ce9">
            <text:p>bumper</text:p>
          </table:table-cell>
          <table:table-cell office:value-type="string" table:style-name="ce6">
            <text:p>bumper in front of the Visitor's center</text:p>
          </table:table-cell>
          <table:table-cell office:value-type="float" office:value="8.632676" table:style-name="ce7">
            <text:p>8.632676</text:p>
          </table:table-cell>
          <table:table-cell office:value-type="float" office:value="45.808841999999999" table:style-name="ce7">
            <text:p>45.8088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1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start of the lap: the crossroad between via Francia and via Lussemburgo</text:p>
          </table:table-cell>
          <table:table-cell office:value-type="float" office:value="8.6243560000000006" table:style-name="ce7">
            <text:p>8.624356</text:p>
          </table:table-cell>
          <table:table-cell office:value-type="float" office:value="45.811687999999997" table:style-name="ce7">
            <text:p>45.8116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2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enter of the roundabout between via Lussemburgo and via Germania</text:p>
          </table:table-cell>
          <table:table-cell office:value-type="float" office:value="8.6279339999999998" table:style-name="ce7">
            <text:p>8.627934</text:p>
          </table:table-cell>
          <table:table-cell office:value-type="float" office:value="45.811860000000003" table:style-name="ce7">
            <text:p>45.81186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3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exit of the roundabout between via Lussemburgo and via Germania</text:p>
          </table:table-cell>
          <table:table-cell office:value-type="float" office:value="8.6283259999999995" table:style-name="ce7">
            <text:p>8.628326</text:p>
          </table:table-cell>
          <table:table-cell office:value-type="float" office:value="45.811870999999996" table:style-name="ce7">
            <text:p>45.8118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4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right curve on via Lussemburgo</text:p>
          </table:table-cell>
          <table:table-cell office:value-type="float" office:value="8.6300500000000007" table:style-name="ce7">
            <text:p>8.630050</text:p>
          </table:table-cell>
          <table:table-cell office:value-type="float" office:value="45.811939000000002" table:style-name="ce7">
            <text:p>45.8119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5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enter of the crossroad between via Lussemburgo and via Germania</text:p>
          </table:table-cell>
          <table:table-cell office:value-type="float" office:value="8.6347579999999997" table:style-name="ce7">
            <text:p>8.634758</text:p>
          </table:table-cell>
          <table:table-cell office:value-type="float" office:value="45.810456000000002" table:style-name="ce7">
            <text:p>45.8104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6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crossroad between via Lussemburgo and via Germania</text:p>
          </table:table-cell>
          <table:table-cell office:value-type="float" office:value="8.6349990000000005" table:style-name="ce7">
            <text:p>8.634999</text:p>
          </table:table-cell>
          <table:table-cell office:value-type="float" office:value="45.810414999999999" table:style-name="ce7">
            <text:p>45.8104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7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crossroad between via Germania and via Gran Bretagna</text:p>
          </table:table-cell>
          <table:table-cell office:value-type="float" office:value="8.6323969999999992" table:style-name="ce7">
            <text:p>8.632397</text:p>
          </table:table-cell>
          <table:table-cell office:value-type="float" office:value="45.808570000000003" table:style-name="ce7">
            <text:p>45.80857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8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left curve on via Gran Bretagna</text:p>
          </table:table-cell>
          <table:table-cell office:value-type="float" office:value="8.6297709999999999" table:style-name="ce7">
            <text:p>8.629771</text:p>
          </table:table-cell>
          <table:table-cell office:value-type="float" office:value="45.809502000000002" table:style-name="ce7">
            <text:p>45.8095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OP09</text:p>
          </table:table-cell>
          <table:table-cell office:value-type="string" table:style-name="ce9">
            <text:p>orientation point</text:p>
          </table:table-cell>
          <table:table-cell office:value-type="string" table:style-name="ce6">
            <text:p>roundabout between via Gran Bretagna and via Francia</text:p>
          </table:table-cell>
          <table:table-cell office:value-type="float" office:value="8.6247530000000001" table:style-name="ce7">
            <text:p>8.624753</text:p>
          </table:table-cell>
          <table:table-cell office:value-type="float" office:value="45.809365999999997" table:style-name="ce7">
            <text:p>45.8093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1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small road fix only on the right part of the driving lane</text:p>
          </table:table-cell>
          <table:table-cell office:value-type="float" office:value="8.6248360000000002" table:style-name="ce7">
            <text:p>8.624836</text:p>
          </table:table-cell>
          <table:table-cell office:value-type="float" office:value="45.811737999999998" table:style-name="ce7">
            <text:p>45.8117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2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256620000000002" table:style-name="ce7">
            <text:p>8.625662</text:p>
          </table:table-cell>
          <table:table-cell office:value-type="float" office:value="45.811770000000003" table:style-name="ce7">
            <text:p>45.81177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3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 with canal on the right side</text:p>
          </table:table-cell>
          <table:table-cell office:value-type="float" office:value="8.6293179999999996" table:style-name="ce7">
            <text:p>8.629318</text:p>
          </table:table-cell>
          <table:table-cell office:value-type="float" office:value="45.811909999999997" table:style-name="ce7">
            <text:p>45.81191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4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small road fix only in the center of the road</text:p>
          </table:table-cell>
          <table:table-cell office:value-type="float" office:value="8.6309489999999993" table:style-name="ce7">
            <text:p>8.630949</text:p>
          </table:table-cell>
          <table:table-cell office:value-type="float" office:value="45.811853999999997" table:style-name="ce7">
            <text:p>45.8118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5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long road patch through both driving lanes</text:p>
          </table:table-cell>
          <table:table-cell office:value-type="float" office:value="8.6319389999999991" table:style-name="ce7">
            <text:p>8.631939</text:p>
          </table:table-cell>
          <table:table-cell office:value-type="float" office:value="45.811497000000003" table:style-name="ce7">
            <text:p>45.8114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6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small road fix only in the center of the road</text:p>
          </table:table-cell>
          <table:table-cell office:value-type="float" office:value="8.632282" table:style-name="ce7">
            <text:p>8.632282</text:p>
          </table:table-cell>
          <table:table-cell office:value-type="float" office:value="45.811369999999997" table:style-name="ce7">
            <text:p>45.81137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7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336709999999997" table:style-name="ce7">
            <text:p>8.633671</text:p>
          </table:table-cell>
          <table:table-cell office:value-type="float" office:value="45.810851999999997" table:style-name="ce7">
            <text:p>45.8108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8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joint of two asphalt carpets on right side of the road with damaged surface</text:p>
          </table:table-cell>
          <table:table-cell office:value-type="float" office:value="8.6338399999999993" table:style-name="ce7">
            <text:p>8.633840</text:p>
          </table:table-cell>
          <table:table-cell office:value-type="float" office:value="45.809823999999999" table:style-name="ce7">
            <text:p>45.8098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09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damaged surface of asphalt on the right side of the road</text:p>
          </table:table-cell>
          <table:table-cell office:value-type="float" office:value="8.6336200000000005" table:style-name="ce7">
            <text:p>8.633620</text:p>
          </table:table-cell>
          <table:table-cell office:value-type="float" office:value="45.809669" table:style-name="ce7">
            <text:p>45.8096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0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joint of two asphalt carpets on right side of the road</text:p>
          </table:table-cell>
          <table:table-cell office:value-type="float" office:value="8.6328750000000003" table:style-name="ce7">
            <text:p>8.632875</text:p>
          </table:table-cell>
          <table:table-cell office:value-type="float" office:value="45.809036999999996" table:style-name="ce7">
            <text:p>45.8090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1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 with pedestrian crossing on it</text:p>
          </table:table-cell>
          <table:table-cell office:value-type="float" office:value="8.6325959999999995" table:style-name="ce7">
            <text:p>8.632596</text:p>
          </table:table-cell>
          <table:table-cell office:value-type="float" office:value="45.808762000000002" table:style-name="ce7">
            <text:p>45.8087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2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324240000000003" table:style-name="ce7">
            <text:p>8.632424</text:p>
          </table:table-cell>
          <table:table-cell office:value-type="float" office:value="45.808598000000003" table:style-name="ce7">
            <text:p>45.8085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3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293399999999991" table:style-name="ce7">
            <text:p>8.629340</text:p>
          </table:table-cell>
          <table:table-cell office:value-type="float" office:value="45.809533999999999" table:style-name="ce7">
            <text:p>45.8095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4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double road patch through both driving lanes close each other</text:p>
          </table:table-cell>
          <table:table-cell office:value-type="float" office:value="8.6291949999999993" table:style-name="ce7">
            <text:p>8.629195</text:p>
          </table:table-cell>
          <table:table-cell office:value-type="float" office:value="45.809536000000001" table:style-name="ce7">
            <text:p>45.8095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5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long road patch through both driving lanes</text:p>
          </table:table-cell>
          <table:table-cell office:value-type="float" office:value="8.6281490000000005" table:style-name="ce7">
            <text:p>8.628149</text:p>
          </table:table-cell>
          <table:table-cell office:value-type="float" office:value="45.809502000000002" table:style-name="ce7">
            <text:p>45.8095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6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joint of two asphalt carpets through both driving lanes</text:p>
          </table:table-cell>
          <table:table-cell office:value-type="float" office:value="8.6271799999999992" table:style-name="ce7">
            <text:p>8.627180</text:p>
          </table:table-cell>
          <table:table-cell office:value-type="float" office:value="45.809458999999997" table:style-name="ce7">
            <text:p>45.8094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7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double road patch through both driving lanes close each other</text:p>
          </table:table-cell>
          <table:table-cell office:value-type="float" office:value="8.6249839999999995" table:style-name="ce7">
            <text:p>8.624984</text:p>
          </table:table-cell>
          <table:table-cell office:value-type="float" office:value="45.809372000000003" table:style-name="ce7">
            <text:p>45.8093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8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245010000000004" table:style-name="ce7">
            <text:p>8.624501</text:p>
          </table:table-cell>
          <table:table-cell office:value-type="float" office:value="45.809559" table:style-name="ce7">
            <text:p>45.8095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19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244610000000002" table:style-name="ce7">
            <text:p>8.624461</text:p>
          </table:table-cell>
          <table:table-cell office:value-type="float" office:value="45.810122999999997" table:style-name="ce7">
            <text:p>45.81012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RF20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</text:p>
          </table:table-cell>
          <table:table-cell office:value-type="float" office:value="8.6243990000000004" table:style-name="ce7">
            <text:p>8.624399</text:p>
          </table:table-cell>
          <table:table-cell office:value-type="float" office:value="45.811033999999999" table:style-name="ce7">
            <text:p>45.81103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RF21</text:p>
          </table:table-cell>
          <table:table-cell office:value-type="string" table:style-name="ce9">
            <text:p>road feature</text:p>
          </table:table-cell>
          <table:table-cell office:value-type="string" table:style-name="ce6">
            <text:p>road patch through both driving lanes with damaged surface on the right side</text:p>
          </table:table-cell>
          <table:table-cell office:value-type="float" office:value="8.6243719999999993" table:style-name="ce7">
            <text:p>8.624372</text:p>
          </table:table-cell>
          <table:table-cell office:value-type="float" office:value="45.811397999999997" table:style-name="ce7">
            <text:p>45.811398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9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number-rows-repeated="1048539" table:style-name="ro3">
          <table:table-cell table:number-columns-repeated="16384"/>
        </table:table-row>
      </table:table>
      <table:database-ranges>
        <table:database-range table:target-range-address="roadDescription.A1:roadDescription.E35" table:name="Table1" table:display-filter-buttons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[m]</number:text>
    </number:number-style>
    <number:number-style style:name="N37">
      <number:number number:decimal-places="6"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_50_0_37__32_-_32_Accent2" style:display-name="20% - Accent2" style:family="table-cell" style:data-style-name="N0">
      <style:table-cell-properties style:vertical-align="automatic" fo:background-color="#FCE4D6"/>
    </style:style>
    <style:style style:name="_50_0_37__32_-_32_Accent3" style:display-name="20% - Accent3" style:family="table-cell" style:data-style-name="N0">
      <style:table-cell-properties style:vertical-align="automatic" fo:background-color="#EDEDED"/>
    </style:style>
    <style:style style:name="_50_0_37__32_-_32_Accent4" style:display-name="20% - Accent4" style:family="table-cell" style:data-style-name="N0">
      <style:table-cell-properties style:vertical-align="automatic" fo:background-color="#FFF2CC"/>
    </style:style>
    <style:style style:name="_50_0_37__32_-_32_Accent5" style:display-name="20% - Accent5" style:family="table-cell" style:data-style-name="N0">
      <style:table-cell-properties style:vertical-align="automatic" fo:background-color="#D9E1F2"/>
    </style:style>
    <style:style style:name="_50_0_37__32_-_32_Accent6" style:display-name="20% - Accent6" style:family="table-cell" style:data-style-name="N0">
      <style:table-cell-properties style:vertical-align="automatic" fo:background-color="#E2EFDA"/>
    </style:style>
    <style:style style:name="_52_0_37__32_-_32_Accent1" style:display-name="40% - Accent1" style:family="table-cell" style:data-style-name="N0">
      <style:table-cell-properties style:vertical-align="automatic" fo:background-color="#BDD7EE"/>
    </style:style>
    <style:style style:name="_52_0_37__32_-_32_Accent2" style:display-name="40% - Accent2" style:family="table-cell" style:data-style-name="N0">
      <style:table-cell-properties style:vertical-align="automatic" fo:background-color="#F8CBAD"/>
    </style:style>
    <style:style style:name="_52_0_37__32_-_32_Accent3" style:display-name="40% - Accent3" style:family="table-cell" style:data-style-name="N0">
      <style:table-cell-properties style:vertical-align="automatic" fo:background-color="#DBDBDB"/>
    </style:style>
    <style:style style:name="_52_0_37__32_-_32_Accent4" style:display-name="40% - Accent4" style:family="table-cell" style:data-style-name="N0">
      <style:table-cell-properties style:vertical-align="automatic" fo:background-color="#FFE699"/>
    </style:style>
    <style:style style:name="_52_0_37__32_-_32_Accent5" style:display-name="40% - Accent5" style:family="table-cell" style:data-style-name="N0">
      <style:table-cell-properties style:vertical-align="automatic" fo:background-color="#B4C6E7"/>
    </style:style>
    <style:style style:name="_52_0_37__32_-_32_Accent6" style:display-name="40% - Accent6" style:family="table-cell" style:data-style-name="N0">
      <style:table-cell-properties style:vertical-align="automatic" fo:background-color="#C6E0B4"/>
    </style:style>
    <style:style style:name="_54_0_37__32_-_32_Accent1" style:display-name="60% - Accent1" style:family="table-cell" style:data-style-name="N0">
      <style:table-cell-properties style:vertical-align="automatic"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A9D08E"/>
      <style:text-properties fo:color="#FFFFFF"/>
    </style:style>
    <style:style style:name="Accent1" style:family="table-cell" style:data-style-name="N0">
      <style:table-cell-properties style:vertical-align="automatic" fo:background-color="#5B9BD5"/>
      <style:text-properties fo:color="#FFFFFF"/>
    </style:style>
    <style:style style:name="Accent2" style:family="table-cell" style:data-style-name="N0">
      <style:table-cell-properties style:vertical-align="automatic" fo:background-color="#ED7D31"/>
      <style:text-properties fo:color="#FFFFFF"/>
    </style:style>
    <style:style style:name="Accent3" style:family="table-cell" style:data-style-name="N0">
      <style:table-cell-properties style:vertical-align="automatic" fo:background-color="#A5A5A5"/>
      <style:text-properties fo:color="#FFFFFF"/>
    </style:style>
    <style:style style:name="Accent4" style:family="table-cell" style:data-style-name="N0">
      <style:table-cell-properties style:vertical-align="automatic" fo:background-color="#FFC000"/>
      <style:text-properties fo:color="#FFFFFF"/>
    </style:style>
    <style:style style:name="Accent5" style:family="table-cell" style:data-style-name="N0">
      <style:table-cell-properties style:vertical-align="automatic" fo:background-color="#4472C4"/>
      <style:text-properties fo:color="#FFFFFF"/>
    </style:style>
    <style:style style:name="Accent6" style:family="table-cell" style:data-style-name="N0">
      <style:table-cell-properties style:vertical-align="automatic" fo:background-color="#70AD47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ilip GEIB</meta:initial-creator>
    <dc:creator>Filip GEIB</dc:creator>
    <meta:creation-date>2019-09-10T10:10:36Z</meta:creation-date>
    <dc:date>2019-09-12T16:21:46Z</dc:date>
    <meta:print-date>2019-09-10T10:34:10Z</meta:print-date>
    <meta:editing-cycles>1</meta:editing-cycles>
    <meta:editing-duration>PT60S</meta:editing-duration>
  </office:meta>
</office:document-meta>
</file>